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margin-top="0.1181in" fo:margin-bottom="0.0398in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h text:style-name="P10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6.1.5.2$Linux_X86_64 LibreOffice_project/10$Build-2</meta:generator>
    <dc:date>2019-12-07T07:02:01.659496543</dc:date>
    <meta:editing-duration>PT11H39M18S</meta:editing-duration>
    <meta:editing-cycles>178</meta:editing-cycles>
    <meta:document-statistic meta:table-count="2" meta:image-count="0" meta:object-count="0" meta:page-count="1" meta:paragraph-count="55" meta:word-count="352" meta:character-count="2159" meta:non-whitespace-character-count="1933"/>
  </office:meta>
</office:document-meta>
</file>